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8.89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11.53cm">
          <text:p/>
        </draw:line>
        <draw:frame draw:style-name="gr3" draw:text-style-name="P5" draw:layer="layout" svg:width="4.445cm" svg:height="7.361cm" svg:x="0.1cm" svg:y="4.035cm">
          <draw:text-box>
            <text:p text:style-name="P4"><text:span text:style-name="T2">addClass</text:span></text:p>
            <text:p text:style-name="P4"><text:span text:style-name="T2">addPackage</text:span></text:p>
            <text:p text:style-name="P4"><text:span text:style-name="T2">addPublicClass</text:span></text:p>
            <text:p text:style-name="P4"><text:span text:style-name="T2">addPublicRoutine</text:span></text:p>
            <text:p text:style-name="P4"><text:span text:style-name="T2">addRoutine</text:span></text:p>
            <text:p text:style-name="P4"><text:span text:style-name="T2">classes</text:span></text:p>
            <text:p text:style-name="P4"><text:span text:style-name="T2">definedMethods</text:span></text:p>
            <text:p text:style-name="P4"><text:span text:style-name="T2">digits</text:span></text:p>
            <text:p text:style-name="P4"><text:span text:style-name="T2">findClass</text:span></text:p>
            <text:p text:style-name="P4"><text:span text:style-name="T2">findRoutine</text:span></text:p>
            <text:p text:style-name="P4"><text:span text:style-name="T2">form</text:span></text:p>
            <text:p text:style-name="P4"><text:span text:style-name="T2">fuzz</text:span></text:p>
            <text:p text:style-name="P4"><text:span text:style-name="T2">importedClasses</text:span></text:p>
            <text:p text:style-name="P4"><text:span text:style-name="T2">importedPackages</text:span></text:p>
            <text:p text:style-name="P4"><text:span text:style-name="T2">importedRoutines</text:span></text:p>
          </draw:text-box>
        </draw:frame>
        <draw:line draw:style-name="gr2" draw:text-style-name="P3" draw:layer="layout" svg:x1="8.99cm" svg:y1="11.53cm" svg:x2="0.1cm" svg:y2="11.53cm">
          <text:p/>
        </draw:line>
        <draw:custom-shape draw:style-name="gr1" draw:text-style-name="P2" draw:layer="layout" svg:width="8.89cm" svg:height="0.635cm" svg:x="0.1cm" svg:y="1.37cm">
          <text:p text:style-name="P1"><text:span text:style-name="T1">Packag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542cm" svg:y1="0.758cm" svg:x2="4.542cm" svg:y2="1.393cm">
          <text:p/>
        </draw:line>
        <draw:frame draw:style-name="gr4" draw:text-style-name="P5" draw:layer="layout" svg:width="6.35cm" svg:height="1.27cm" svg:x="0.1cm" svg:y="2.64cm">
          <draw:text-box>
            <text:p text:style-name="P4"><text:span text:style-name="T2">new</text:span></text:p>
            <text:p text:style-name="P4"><text:span text:style-name="T2">newFile</text:span></text:p>
          </draw:text-box>
        </draw:frame>
        <draw:line draw:style-name="gr2" draw:text-style-name="P3" draw:layer="layout" svg:x1="0.1cm" svg:y1="3.91cm" svg:x2="8.99cm" svg:y2="3.91cm">
          <text:p/>
        </draw:line>
        <draw:line draw:style-name="gr2" draw:text-style-name="P3" draw:layer="layout" svg:x1="8.99cm" svg:y1="2.005cm" svg:x2="8.99cm" svg:y2="11.53cm">
          <text:p/>
        </draw:line>
        <draw:frame draw:style-name="gr3" draw:text-style-name="P5" draw:layer="layout" svg:width="4.445cm" svg:height="5.465cm" svg:x="4.545cm" svg:y="4.035cm">
          <draw:text-box>
            <text:p text:style-name="P4"><text:span text:style-name="T2">loadLibrary</text:span></text:p>
            <text:p text:style-name="P4"><text:span text:style-name="T2">loadPackage</text:span></text:p>
            <text:p text:style-name="P4"><text:span text:style-name="T2">name</text:span></text:p>
            <text:p text:style-name="P4"><text:span text:style-name="T2">publicClasses</text:span></text:p>
            <text:p text:style-name="P4"><text:span text:style-name="T2">publicRoutines</text:span></text:p>
            <text:p text:style-name="P4"><text:span text:style-name="T2">routines</text:span></text:p>
            <text:p text:style-name="P4"><text:span text:style-name="T2">setSecurityManager</text:span></text:p>
            <text:p text:style-name="P4"><text:span text:style-name="T2">source</text:span></text:p>
            <text:p text:style-name="P4"><text:span text:style-name="T2">sourceLine</text:span></text:p>
            <text:p text:style-name="P4"><text:span text:style-name="T2">sourceSize</text:span></text:p>
            <text:p text:style-name="P4"><text:span text:style-name="T2">trace</text:span></text:p>
          </draw:text-box>
        </draw:frame>
        <draw:line draw:style-name="gr2" draw:text-style-name="P3" draw:layer="layout" svg:x1="4.545cm" svg:y1="3.91cm" svg:x2="4.545cm" svg:y2="11.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9.09cm" fo:page-height="11.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5T00:15:21.98</dc:date>
    <meta:editing-cycles>16</meta:editing-cycles>
    <meta:editing-duration>PT07H46M54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